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9d50" officeooo:paragraph-rsid="001f9d50"/>
    </style:style>
    <style:style style:name="P2" style:family="paragraph" style:parent-style-name="Standard">
      <style:text-properties officeooo:paragraph-rsid="001f9d50"/>
    </style:style>
    <style:style style:name="P3" style:family="paragraph" style:parent-style-name="Standard">
      <style:text-properties officeooo:paragraph-rsid="001fcd42"/>
    </style:style>
    <style:style style:name="P4" style:family="paragraph" style:parent-style-name="Standard">
      <style:text-properties officeooo:paragraph-rsid="0021dcfc"/>
    </style:style>
    <style:style style:name="P5" style:family="paragraph" style:parent-style-name="Standard">
      <style:text-properties officeooo:rsid="0022f6f0" officeooo:paragraph-rsid="0022f6f0"/>
    </style:style>
    <style:style style:name="P6" style:family="paragraph" style:parent-style-name="Standard">
      <style:text-properties fo:font-weight="bold" officeooo:rsid="0022f6f0" officeooo:paragraph-rsid="0022f6f0" style:font-weight-asian="bold" style:font-weight-complex="bold"/>
    </style:style>
    <style:style style:name="T1" style:family="text">
      <style:text-properties officeooo:rsid="001f9d50"/>
    </style:style>
    <style:style style:name="T2" style:family="text">
      <style:text-properties officeooo:rsid="0021d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40_B_santeena_varghese</text:p>
      <text:p text:style-name="P6">FIT20MCA-2098</text:p>
      <text:p text:style-name="P5"/>
      <text:p text:style-name="Standard">exam@debian:~$ mkdir sales</text:p>
      <text:p text:style-name="Standard">exam@debian:~$ cd sales</text:p>
      <text:p text:style-name="Standard">exam@debian:~/sales$ mkdir location1 location2 location3</text:p>
      <text:p text:style-name="Standard">exam@debian:~/sales$ cd location1</text:p>
      <text:p text:style-name="Standard">exam@debian:~/sales/location1$ emacs sales1.txt</text:p>
      <text:p text:style-name="Standard">exam@debian:~/sales/location1$ emacs sales2.txt</text:p>
      <text:p text:style-name="Standard">exam@debian:~/sales/location1$ emacs sales3.txt</text:p>
      <text:p text:style-name="Standard">exam@debian:~/sales/location1$ cd ..</text:p>
      <text:p text:style-name="Standard">xam@debian:~$ cd sales</text:p>
      <text:p text:style-name="Standard">exam@debian:~/sales$ ls</text:p>
      <text:p text:style-name="Standard">location1 <text:s/>location2 <text:s/>location3</text:p>
      <text:p text:style-name="Standard">exam@debian:~/sales$ cd location1</text:p>
      <text:p text:style-name="Standard">exam@debian:~/sales/location1$ ls</text:p>
      <text:p text:style-name="Standard">sales1.txt <text:s/>sales2.txt <text:s/>sales3.txt</text:p>
      <text:p text:style-name="Standard">exam@debian:~$ cd ..</text:p>
      <text:p text:style-name="Standard">exam@debian:~/sales$ cd location2</text:p>
      <text:p text:style-name="Standard">exam@debian:~/sales/location2$ emacs pur1.txt</text:p>
      <text:p text:style-name="Standard">exam@debian:~/sales/location2$ emacs pur2.txt</text:p>
      <text:p text:style-name="P4">exam@debian:~/sales/location2$ ls</text:p>
      <text:p text:style-name="P4">pur1.txt <text:s/>pur2.txt </text:p>
      <text:p text:style-name="P4">exam@debian:~/sales/location2$ <text:s/>cd ..</text:p>
      <text:p text:style-name="P4">exam@debian:~/sales$ cd location<text:span text:style-name="T2">3</text:span></text:p>
      <text:p text:style-name="Standard">exam@debian:~/sales/location3$ emacs stock1.txt</text:p>
      <text:p text:style-name="Standard">exam@debian:~/sales/location3$ emacs stock2.txt</text:p>
      <text:p text:style-name="P2">exam@debian:~/sales/location3$ ls</text:p>
      <text:p text:style-name="P4">stock1.txt <text:s/>stock2.txt</text:p>
      <text:p text:style-name="P4">exam@debian:~/sales/location3$ <text:span text:style-name="T2">cd ..</text:span></text:p>
      <text:p text:style-name="P4">exam@debian:~/sales$ cd location2</text:p>
      <text:p text:style-name="P2"><text:span text:style-name="T1">Q1)</text:span></text:p>
      <text:p text:style-name="P2"/>
      <text:p text:style-name="P2">exam@debian:~/sales/location2$ cat pur1.txt pur2.txt&gt;&gt;pur3.txt</text:p>
      <text:p text:style-name="P3"><text:s/></text:p>
      <text:p text:style-name="P3">exam@debian:~/sales/location2$ ls</text:p>
      <text:p text:style-name="Standard">pur1.txt <text:s/>pur2.txt <text:s/>pur3.txt</text:p>
      <text:p text:style-name="Standard">exam@debian:~/sales/location2$ emacs pur3.txt</text:p>
      <text:p text:style-name="P1"/>
      <text:p text:style-name="P1">Q2)</text:p>
      <text:p text:style-name="P1"/>
      <text:p text:style-name="P1">exam@debian:~/sales/location2$ cp pur3.txt ~/sales/location3/stock3.txt</text:p>
      <text:p text:style-name="P1"/>
      <text:p text:style-name="P1">exam@debian:~/sales/location2$ cd ..</text:p>
      <text:p text:style-name="P1">exam@debian:~/sales$ cd location3</text:p>
      <text:p text:style-name="P1">exam@debian:~/sales/location3$ ls</text:p>
      <text:p text:style-name="P1">stock1.txt <text:s/>stock2.txt <text:s/>stock3.txt</text:p>
      <text:p text:style-name="P1">exam@debian:~/sales/location3$ emacs stock3.txt</text:p>
      <text:p text:style-name="P1"/>
      <text:p text:style-name="P1">Q3)</text:p>
      <text:p text:style-name="P1"/>
      <text:p text:style-name="P1">exam@debian:~/sales/location3$ chmod <text:s/>+rwx stock3.txt</text:p>
      <text:p text:style-name="P1"><text:soft-page-break/></text:p>
      <text:p text:style-name="P1">Q4)</text:p>
      <text:p text:style-name="P1"/>
      <text:p text:style-name="P1">exam@debian:~/sales/location3$ head -n 10 stock1.txt</text:p>
      <text:p text:style-name="P1">stock file 1</text:p>
      <text:p text:style-name="P1">line 2</text:p>
      <text:p text:style-name="P1">line 3</text:p>
      <text:p text:style-name="P1">line 4</text:p>
      <text:p text:style-name="P1">line 5</text:p>
      <text:p text:style-name="P1">line 6</text:p>
      <text:p text:style-name="P1">line 7</text:p>
      <text:p text:style-name="P1">line 8</text:p>
      <text:p text:style-name="P1">line 9</text:p>
      <text:p text:style-name="P1">line 10</text:p>
      <text:p text:style-name="P1"/>
      <text:p text:style-name="P1">Q5)</text:p>
      <text:p text:style-name="P1">exam@debian:~/sales/location3$ cd</text:p>
      <text:p text:style-name="P1">exam@debian:~$ cd sales</text:p>
      <text:p text:style-name="P1"/>
      <text:p text:style-name="P1">exam@debian:~/sales$ ls -al</text:p>
      <text:p text:style-name="P1">total 20</text:p>
      <text:p text:style-name="P1">drwxr-xr-x <text:s/>5 exam exam 4096 Oct <text:s/>8 14:04 .</text:p>
      <text:p text:style-name="P1">drwxr-xr-x 19 exam exam 4096 Oct <text:s/>8 13:57 ..</text:p>
      <text:p text:style-name="P1">drwxr-xr-x <text:s/>2 exam exam 4096 Oct <text:s/>8 13:59 location1</text:p>
      <text:p text:style-name="P1">drwxr-xr-x <text:s/>2 exam exam 4096 Oct <text:s/>8 14:09 location2</text:p>
      <text:p text:style-name="P1">drwxr-xr-x <text:s/>2 exam exam 4096 Oct <text:s/>8 14:16 location3</text:p>
      <text:p text:style-name="P1">-rw-r--r-- <text:s/>1 exam exam <text:s text:c="3"/>0 Oct <text:s/>8 14:04 pur3.tx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22:01.441191546</meta:creation-date>
    <dc:date>2021-10-08T16:05:41.593911547</dc:date>
    <meta:editing-duration>PT23M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68" meta:word-count="212" meta:character-count="2000" meta:non-whitespace-character-count="1828"/>
  </office:meta>
</office:document-meta>
</file>